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Courier New" svg:font-family="'Courier New'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94b4" officeooo:paragraph-rsid="000e94b4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94b4" style:text-blinking="false" fo:background-color="transparen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94b4" officeooo:paragraph-rsid="000e94b4" style:text-blinking="false" fo:background-color="transparen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rsid="000e94b4" officeooo:paragraph-rsid="000e94b4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e799" officeooo:paragraph-rsid="0014e799" style:text-blinking="false" fo:background-color="transparen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1ce2" officeooo:paragraph-rsid="00131ce2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94b4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2973" officeooo:paragraph-rsid="00102973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94b4" officeooo:paragraph-rsid="000e94b4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5d16" officeooo:paragraph-rsid="00125d16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00%"/>
      <style:text-properties officeooo:paragraph-rsid="000e94b4"/>
    </style:style>
    <style:style style:name="P12" style:family="paragraph" style:parent-style-name="Preformatted_20_Text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39a2" officeooo:paragraph-rsid="001439a2" style:text-blinking="false" fo:background-color="transparent"/>
    </style:style>
    <style:style style:name="P13" style:family="paragraph" style:parent-style-name="Preformatted_20_Text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810c" officeooo:paragraph-rsid="0014810c" style:text-blinking="false" fo:background-color="transparent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officeooo:paragraph-rsid="000e94b4"/>
    </style:style>
    <style:style style:name="P16" style:family="paragraph" style:parent-style-name="Standard" style:list-style-name="L1">
      <style:text-properties officeooo:paragraph-rsid="001bb56b"/>
    </style:style>
    <style:style style:name="P17" style:family="paragraph" style:parent-style-name="Standard" style:list-style-name="L1"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rsid="0022e6d9" officeooo:paragraph-rsid="0022e6d9" style:text-blinking="false" fo:background-color="#ffffff"/>
    </style:style>
    <style:style style:name="P18" style:family="paragraph" style:parent-style-name="Standard" style:list-style-name="L1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Standard" style:list-style-name="L1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c8d61" officeooo:paragraph-rsid="001c8d61" style:text-blinking="false" fo:background-color="transparent" style:font-size-asian="10pt" style:font-size-complex="10pt"/>
    </style:style>
    <style:style style:name="P20" style:family="paragraph" style:parent-style-name="Standard" style:list-style-name="L1">
      <style:text-properties officeooo:rsid="001c8d61" officeooo:paragraph-rsid="001c8d61"/>
    </style:style>
    <style:style style:name="P21" style:family="paragraph" style:parent-style-name="Standard" style:list-style-name="L2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2973" officeooo:paragraph-rsid="00102973" style:text-blinking="false" fo:background-color="transparent"/>
    </style:style>
    <style:style style:name="P22" style:family="paragraph" style:parent-style-name="Standard" style:list-style-name="L3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5d16" officeooo:paragraph-rsid="00125d16" style:text-blinking="false" fo:background-color="transparent"/>
    </style:style>
    <style:style style:name="P23" style:family="paragraph" style:parent-style-name="Standard" style:list-style-name="L6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e799" officeooo:paragraph-rsid="0014e799" style:text-blinking="false" fo:background-color="transparent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24e1" officeooo:paragraph-rsid="002424e1" style:text-blinking="false" fo:background-color="transparent"/>
    </style:style>
    <style:style style:name="P25" style:family="paragraph" style:parent-style-name="Standard" style:list-style-name="L5">
      <style:paragraph-properties fo:margin-top="0in" fo:margin-bottom="0in" loext:contextual-spacing="false" fo:line-height="100%"/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fo:font-weight="normal" officeooo:rsid="0014810c" officeooo:paragraph-rsid="0014810c" style:text-blinking="false" fo:background-color="#f3f5f7"/>
    </style:style>
    <style:style style:name="P26" style:family="paragraph" style:parent-style-name="Standard" style:list-style-name="L1">
      <style:paragraph-properties fo:margin-top="0in" fo:margin-bottom="0in" loext:contextual-spacing="false" fo:line-height="100%"/>
    </style:style>
    <style:style style:name="P27" style:family="paragraph" style:parent-style-name="Standard" style:list-style-name="L7">
      <style:paragraph-properties fo:margin-top="0in" fo:margin-bottom="0in" loext:contextual-spacing="false" fo:line-height="100%"/>
      <style:text-properties officeooo:paragraph-rsid="002424e1"/>
    </style:style>
    <style:style style:name="P28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94b4" style:text-blinking="false" fo:background-color="transparent"/>
    </style:style>
    <style:style style:name="P29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6c6a" style:text-blinking="false" fo:background-color="transparent"/>
    </style:style>
    <style:style style:name="P30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6c6a" officeooo:paragraph-rsid="00216c6a" style:text-blinking="false" fo:background-color="transparent"/>
    </style:style>
    <style:style style:name="P31" style:family="paragraph" style:parent-style-name="Text_20_body" style:list-style-name="L6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e799" officeooo:paragraph-rsid="00182b9f" style:text-blinking="false" fo:background-color="transparent"/>
    </style:style>
    <style:style style:name="P32" style:family="paragraph" style:parent-style-name="Text_20_body" style:list-style-name="L1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e94b4" style:text-blinking="false" fo:background-color="#ffffff"/>
    </style:style>
    <style:style style:name="P33" style:family="paragraph" style:parent-style-name="Text_20_body" style:list-style-name="L1">
      <style:paragraph-properties fo:margin-top="0in" fo:margin-bottom="0in" loext:contextual-spacing="false" fo:line-height="100%"/>
      <style:text-properties officeooo:paragraph-rsid="000e94b4"/>
    </style:style>
    <style:style style:name="P34" style:family="paragraph" style:parent-style-name="Preformatted_20_Text" style:list-style-name="L4">
      <style:paragraph-properties fo:margin-top="0in" fo:margin-bottom="0in" loext:contextual-spacing="false" fo:line-height="100%"/>
      <style:text-properties fo:font-variant="normal" fo:text-transform="none" fo:color="#333333" style:text-line-through-style="none" style:text-line-through-type="none" style:font-name="Courier New" fo:font-size="10pt" fo:font-style="normal" style:text-underline-style="none" fo:font-weight="normal" officeooo:rsid="00131ce2" officeooo:paragraph-rsid="00131ce2" style:text-blinking="false" fo:background-color="#f3f5f7"/>
    </style:style>
    <style:style style:name="P35" style:family="paragraph" style:parent-style-name="Preformatted_20_Text" style:list-style-name="L4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439a2" style:text-blinking="false" fo:background-color="transparent"/>
    </style:style>
    <style:style style:name="P36" style:family="paragraph" style:parent-style-name="Preformatted_20_Text" style:list-style-name="L5">
      <style:paragraph-properties fo:margin-top="0in" fo:margin-bottom="0in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810c" officeooo:paragraph-rsid="0014810c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24e1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e94b4" style:text-blinking="false" fo:background-color="#ffffff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rsid="001a00f8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rsid="001bb56b" style:text-blinking="false" fo:background-color="#ffffff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style:text-blinking="false" fo:background-color="#ffff00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rsid="001c8d61" style:text-blinking="false" fo:background-color="#ffff00" loext:char-shading-value="0"/>
    </style:style>
    <style:style style:name="T10" style:family="text">
      <style:text-properties officeooo:rsid="000e94b4"/>
    </style:style>
    <style:style style:name="T11" style:family="text">
      <style:text-properties officeooo:rsid="001439a2"/>
    </style:style>
    <style:style style:name="T12" style:family="text">
      <style:text-properties fo:color="#000000" style:font-name="Arial" fo:font-size="11pt" fo:font-weight="normal" fo:background-color="transparent" loext:char-shading-value="0"/>
    </style:style>
    <style:style style:name="T13" style:family="text">
      <style:text-properties fo:color="#000000" style:font-name="Arial" fo:font-size="11pt" fo:background-color="transparent" loext:char-shading-value="0"/>
    </style:style>
    <style:style style:name="T14" style:family="text">
      <style:text-properties fo:color="#000000" style:font-name="Arial" fo:font-size="11pt" officeooo:rsid="001439a2" fo:background-color="transparent" loext:char-shading-value="0"/>
    </style:style>
    <style:style style:name="T15" style:family="text">
      <style:text-properties officeooo:rsid="001978d0"/>
    </style:style>
    <style:style style:name="T16" style:family="text">
      <style:text-properties officeooo:rsid="001fa052"/>
    </style:style>
    <style:style style:name="T17" style:family="text">
      <style:text-properties officeooo:rsid="001fd559"/>
    </style:style>
    <style:style style:name="T18" style:family="text">
      <style:text-properties officeooo:rsid="00216c6a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TTy Login</text:p>
      <text:list xml:id="list844218933523811407" text:style-name="L1">
        <text:list-item>
          <text:p text:style-name="P15"><text:span text:style-name="T10">$ </text:span><text:bookmark text:name="docs-internal-guid-b48c8c11-7fff-fb0f-874f-cad1ca489d9f"/><text:span text:style-name="T1">plink RPI_on_ZeroTier -pw ubuntu</text:span></text:p>
        </text:list-item>
      </text:list>
      <text:p text:style-name="P2"/>
      <text:p text:style-name="P3">ROS Tractor Start up and ShutDown</text:p>
      <text:list xml:id="list73519977857050" text:continue-numbering="true" text:style-name="L1">
        <text:list-item>
          <text:p text:style-name="P14"><text:bookmark text:name="docs-internal-guid-37e6655e-7fff-cd10-4214-d8eec3177ad1"/>$ python /home/al/python/ros_gui/ROS_GUI_v5.py</text:p>
        </text:list-item>
        <text:list-item>
          <text:p text:style-name="P14"><text:bookmark text:name="docs-internal-guid-ccb17ea8-7fff-4c2a-019a-e12309c3fd0b"/>$ rosrun rviz rviz</text:p>
        </text:list-item>
        <text:list-item>
          <text:p text:style-name="P14"><text:bookmark text:name="docs-internal-guid-c7b15d18-7fff-74a8-2259-cc405259ab26"/>$ rosclean check  or $ rosclean purge</text:p>
        </text:list-item>
        <text:list-item>
          <text:p text:style-name="P14"><text:bookmark text:name="docs-internal-guid-91526d23-7fff-ede8-d6cd-dfa6cdbb77f4"/>$ rosbag play -l /home/ubuntu/.ros/bagfiles/2021-05-16-11-21-47.bag</text:p>
        </text:list-item>
        <text:list-item>
          <text:p text:style-name="P14"><text:bookmark text:name="docs-internal-guid-bbb2bc9d-7fff-23d7-b4e3-479256ba5873"/>$ rosrun tf view_frames &amp;&amp; evince frames.pdf</text:p>
        </text:list-item>
        <text:list-item>
          <text:p text:style-name="P14"><text:bookmark text:name="docs-internal-guid-20bb4932-7fff-d397-86fd-bfa72e9eace9"/><text:span text:style-name="T6">$ </text:span><text:span text:style-name="T5">rosparam set /speed ‘[1000.0, 1290.0, </text:span><text:span text:style-name="T8">1400.</text:span><text:span text:style-name="T9">0</text:span><text:span text:style-name="T8">, 1375.</text:span><text:span text:style-name="T9">0</text:span><text:span text:style-name="T8">, 1350.</text:span><text:span text:style-name="T9">0</text:span><text:span text:style-name="T5">, 70.0, 5.0, 0.0, 20.0]’</text:span></text:p>
        </text:list-item>
        <text:list-item>
          <text:p text:style-name="P17"><text:s/>$ rosparam set /speed "[1000.0, 1290.0, 1550.0, 1525.0, 1490.0, 70.0, 5.0, 0.0, 20.0]"</text:p>
        </text:list-item>
        <text:list-item>
          <text:p text:style-name="P17">1525 = ~ 1 m/s; 1490 = ~ 0.5 m/s</text:p>
        </text:list-item>
        <text:list-item>
          <text:p text:style-name="P16"><text:span text:style-name="T6">$ </text:span><text:span text:style-name="T5">rosparam </text:span><text:span text:style-name="T7">g</text:span><text:span text:style-name="T5">et /speed</text:span></text:p>
        </text:list-item>
        <text:list-item>
          <text:p text:style-name="P18"><text:bookmark text:name="docs-internal-guid-123bc1d8-7fff-98ba-1f73-5eea6e8c7926"/>$ rosrun beginner_tutorials meters_travelled_v1.py cmd_vel_input.txt</text:p>
        </text:list-item>
        <text:list-item>
          <text:p text:style-name="P20">$ rosparam set /speed "[1000.0, 1290.0, 1500.0, 1480.0, 14<text:span text:style-name="T16">8</text:span>0.0, 70.0, 5.0, 0.0, 20.0]"</text:p>
        </text:list-item>
        <text:list-item>
          <text:p text:style-name="P19"><text:bookmark text:name="docs-internal-guid-c5cd67f0-7fff-0d11-389f-67f9484bf3d8"/>$ timeout <text:span text:style-name="T17">1</text:span>0 rostopic pub -r 10 /cmd_vel geometry_msgs/Twist  '{linear:  {x: 0.5, y: 0.0, z: 0.0}, angular: {x: 0.0,y: 0.0,z: 0.0}}'</text:p>
        </text:list-item>
        <text:list-item>
          <text:p text:style-name="P20"/>
        </text:list-item>
      </text:list>
      <text:p text:style-name="Standard"/>
      <text:p text:style-name="P9">ROS Bagfiles:</text:p>
      <text:list xml:id="list73519613606897" text:continue-numbering="true" text:style-name="L1">
        <text:list-item>
          <text:p text:style-name="P28"><text:bookmark text:name="docs-internal-guid-00a0816f-7fff-39cd-01f7-49261aec2a65"/>$ cd /home/al/.ros/bagfiles/</text:p>
        </text:list-item>
        <text:list-item>
          <text:p text:style-name="P29">$ rosbag play -l /home/ubuntu/.ros/bagfiles/<text:span text:style-name="T18">2021-06-13-14-48-25.bag</text:span></text:p>
        </text:list-item>
        <text:list-item>
          <text:p text:style-name="P30">2021-06-13-14-48-25.bag</text:p>
        </text:list-item>
      </text:list>
      <text:p text:style-name="P7"/>
      <text:p text:style-name="P8">ROS Plotjuggler</text:p>
      <text:list xml:id="list1322278759201812247" text:style-name="L2">
        <text:list-item>
          <text:p text:style-name="P21"><text:bookmark text:name="docs-internal-guid-e755ec08-7fff-bdf9-c494-d00d7aa60ffb"/>$ rosrun plotjuggler PlotJuggler</text:p>
        </text:list-item>
      </text:list>
      <text:p text:style-name="P4"/>
      <text:p text:style-name="P4">Date/Time</text:p>
      <text:list xml:id="list73519900528119" text:continue-list="list73519613606897" text:style-name="L1">
        <text:list-item>
          <text:p text:style-name="P33"><text:bookmark text:name="docs-internal-guid-809d678e-7fff-2583-1941-e37201b95dca"/><text:span text:style-name="T3">$ chronyc tracking <text:s text:c="3"/></text:span><text:span text:style-name="T4"># to check ref time and current time offset</text:span></text:p>
        </text:list-item>
        <text:list-item>
          <text:p text:style-name="P32">$ chronyc sources -v</text:p>
        </text:list-item>
        <text:list-item>
          <text:p text:style-name="P26"><text:bookmark text:name="docs-internal-guid-e6e7a061-7fff-1391-8a63-52dc30d84a42"/><text:span text:style-name="T10">$ </text:span>sudo chronyc -a makestep <text:s text:c="2"/><text:span text:style-name="T10"># re-sync time immediately</text:span></text:p>
          <text:p text:style-name="P28"/>
        </text:list-item>
      </text:list>
      <text:p text:style-name="P10">Reboot</text:p>
      <text:list xml:id="list5385223159089641360" text:style-name="L3">
        <text:list-item>
          <text:p text:style-name="P22"><text:bookmark text:name="docs-internal-guid-28f0501f-7fff-7183-c8dc-105ac042288e"/>$ sudo reboot # to restart the RPi</text:p>
        </text:list-item>
      </text:list>
      <text:p text:style-name="P11"/>
      <text:p text:style-name="P6">Speedtest </text:p>
      <text:list xml:id="list4013205261312060236" text:style-name="L4">
        <text:list-item>
          <text:p text:style-name="P34"><text:span text:style-name="Strong_20_Emphasis"><text:span text:style-name="T12">$</text:span></text:span><text:span text:style-name="T13"> sudo -</text:span><text:span text:style-name="T14">H </text:span><text:span text:style-name="T13">pip install speedtest-cli <text:s/></text:span><text:span text:style-name="T14">#one time install</text:span></text:p>
        </text:list-item>
        <text:list-item>
          <text:p text:style-name="P35"><text:span text:style-name="T11">$ </text:span>speedtest-cli</text:p>
        </text:list-item>
      </text:list>
      <text:p text:style-name="P12"/>
      <text:p text:style-name="P13">ZeroTier</text:p>
      <text:list xml:id="list1317414717762144562" text:style-name="L5">
        <text:list-item>
          <text:p text:style-name="P36">$ sudo service zerotier-one start <text:s text:c="2"/># to start the service on Rpi</text:p>
        </text:list-item>
        <text:list-item>
          <text:p text:style-name="P25"><text:span text:style-name="Source_20_Text"><text:span text:style-name="T13">$ sudo</text:span></text:span><text:span text:style-name="T13"> </text:span><text:span text:style-name="Source_20_Text"><text:span text:style-name="T13">service zerotier-one stop</text:span></text:span></text:p>
        </text:list-item>
      </text:list>
      <text:p text:style-name="P13"/>
      <text:p text:style-name="P5">Teensy Program compiling</text:p>
      <text:list xml:id="list7873678660024263965" text:style-name="L6">
        <text:list-item>
          <text:p text:style-name="P23"><text:bookmark text:name="docs-internal-guid-d5c79d62-7fff-d73b-0642-8988755e5ae9"/>$ ls /dev</text:p>
        </text:list-item>
        <text:list-item>
          <text:p text:style-name="P31"><text:bookmark text:name="docs-internal-guid-a0dd1ef9-7fff-a38e-6967-43ac4b28f0df"/>$ sudo chown root:plugdev /sys/bus/usb/drivers/usb/{bind,unbind}</text:p>
        </text:list-item>
        <text:list-item>
          <text:p text:style-name="P31">$ sudo chmod g+w /sys/bus/usb/drivers/usb/{bind,unbind}</text:p>
        </text:list-item>
        <text:list-item>
          <text:p text:style-name="P23"><text:bookmark text:name="docs-internal-guid-ae655762-7fff-715d-4c4a-8d85bd4e21cc"/>$ bash compile_a.sh # to turn off the non-targets</text:p>
        </text:list-item>
        <text:list-item>
          <text:p text:style-name="P23"><text:bookmark text:name="docs-internal-guid-7ca8ba83-7fff-ed6f-3edd-00dcabb5b159"/><text:span text:style-name="T15">$ </text:span>sudo platformio run -t upload -e transmission</text:p>
        </text:list-item>
      </text:list>
      <text:p text:style-name="P24"><text:soft-page-break/>Linux</text:p>
      <text:list xml:id="list1483612819641959803" text:style-name="L7">
        <text:list-item>
          <text:p text:style-name="P27"><text:span text:style-name="T2">$ dmesg | grep tty <text:s text:c="8"/># to look at the history file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Courier New" svg:font-family="'Courier New'"/>
    <style:font-face style:name="Roboto" svg:font-family="Robot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6T10:44:25.503323171</meta:creation-date>
    <dc:date>2021-06-27T07:35:17.968466155</dc:date>
    <meta:editing-duration>PT21H28M2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279" meta:character-count="1695" meta:non-whitespace-character-count="1469"/>
  </office:meta>
</office:document-meta>
</file>